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0aa604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09b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09bd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09bd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c09bd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09b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c09bd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09bd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c09bd"/>
    </style:style>
    <style:style style:name="P1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T1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2" style:family="text">
      <style:text-properties officeooo:rsid="000aa604"/>
    </style:style>
    <style:style style:name="T3" style:family="text">
      <style:text-properties officeooo:rsid="000e67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GoBack"/>Fórum <text:span text:style-name="T3">Internacional </text:span>Software Livre chega à sua 15° edição e traz segurança e privacidade como temas centrais</text:p>
      <text:p text:style-name="P1"><text:bookmark-end text:name="_GoBack"/><text:s/></text:p>
      <text:p text:style-name="P1"/>
      <text:p text:style-name="P1">Fórum Internacional Software Livre (FISL) ocorre entre 7 e 10 de maio no centro de Eventos da PUCRS</text:p>
      <text:p text:style-name="P1"/>
      <text:p text:style-name="P1"/>
      <text:p text:style-name="P1">Com o intuito de debater e propor novas discussões sobre tecnologia e liberdade, o Fórum Internacional Software Livre (FISL) está chegando à sua 15° edição em 2014. Entre os dias 7 e 10 de maio, Porto Alegre receberá mais de 400 atividades, que pretendem reforçar a informação como ferramenta de empoderamento para a democracia. Assunto comentado nos últimos anos, o tema central será "Segurança e a Privacidade: o Software Livre na luta contra a espionagem". Os quatro dias de FISL terão mais de 500 horas de programação. São esperados aproximadamente 8.000 participantes, entre visitantes, palestrantes, oficineiros, expositores e voluntários. </text:p>
      <text:p text:style-name="P1"/>
      <text:p text:style-name="P1">Um dos destaques da 15° edição do evento será o "Espaço Revolução Energética", que visa demonstrar como o modelo energético atual é insustentável. De acordo com um dos coordenadores do FISL, Thomas Soares, um dos exemplos mais simples e poderosos da Revolução Energética é o que trata dos combustíveis para motores a combustão interna. E nesta linha de atuação a água surge como uma poderosa fonte de energia, limpa, eficiente e de obtenção descentralizada. </text:p>
      <text:p text:style-name="P1"/>
      <text:p text:style-name="P1">- Através da separação das moléculas H2O em seus componentes hidrogênio e oxigênio se obtém gases. Estes gases podem ser usados como catalizadores na queima de qualquer tipo de combustível hidrocarboneto. Motores a gasolina ou álcool não passam de 30% de eficiência. Com diesel é um pouco melhor mas a poluição surge como grave problema, principalmente nas grandes cidades - esclarece Thomas Soares. </text:p>
      <text:p text:style-name="P1"/>
      <text:p text:style-name="P1">O Espaço Revolução Energética terá palestras entre os dias 9 e 10 de maio sobre o assunto. Dentre os palestrantes confirmados estão Boris Petrovic, parente do engenheiro e inventor Nikola Tesla, que criou o institutotesla.org; Fernando Lins, que está gerenciando as negociações sobre investidores estrangeiros na invenção brasileira energiauniversal.eco.br; e Sterling Allan, ativista na comunidade e criador de várias páginas na Internet, como a www.peswiki.com.</text:p>
      <text:p text:style-name="P1"/>
      <text:p text:style-name="P1">Outra atração do Fórum Internacional Software Livre será a "Cryptoparty", área que comportará palestras e oficinas práticas com o compartilhamento de conhecimento sobre privacidade na internet. O espaço possibilitará aos participantes entender como trocar mensagens seguras, como criar e-mails seguros e chaves criptografadas, além de palestras sobre como o tema repercute no mundo.</text:p>
      <text:p text:style-name="P1"/>
      <text:p text:style-name="P1">O FISL de 2014 contará ainda com o metaHackerspace Dumont, que foi idealizado por diversas comunidades em atividade no Brasil para representar o movimento hacker durante o evento. O objetivo é que as pessoas se encontrem e trabalhem em seus projetos. Será um espaço autônomo e operado dentro FISL por representantes do Matehackers, Garoa Hacker Club, MariaLab, Tarrafa e Raul Hacker Club.</text:p>
      <text:p text:style-name="P1"/>
      <text:p text:style-name="P2">A novidade deste ano do Fórum Internacional Software Livre vai facilitar a vida de quem vem do exterior. Para os estrangeiros, será possível pagar a inscrição via PayPal. O FISL ocorre de 7 a 10 de maio no Centro de Eventos da PUCRS, localizado na Avenida Ipiranga, n° 6681. A programação completa, outras informações e inscrições podem ser obtidos no site <text:a xlink:type="simple" xlink:href="http://www.fisl.org.br/">www.fisl.</text:a><text:a xlink:type="simple" xlink:href="http://www.fisl.org.br/"><text:span text:style-name="T2">org.br</text:span></text:a><text:span text:style-name="T2">.</text:span></text:p>
      <text:p text:style-name="P1"/>
      <text:p text:style-name="P1"/>
      <text:p text:style-name="P1"/>
      <text:p text:style-name="P1"/>
      <text:p text:style-name="P1"/>
      <text:p text:style-name="P3"><text:soft-page-break/>Sobre o FISL </text:p>
      <text:p text:style-name="P4"/>
      <text:p text:style-name="P4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4"/>
      <text:p text:style-name="P3">Assessoria de Imprensa </text:p>
      <text:p text:style-name="P4">Fones: (51) 3361.6016 / (51) 8536.0690 / (51) 8536.0691 </text:p>
      <text:p text:style-name="P4">E-mail: <text:s/>playpress@playpress.com.br</text:p>
      <text:p text:style-name="P4"/>
      <text:p text:style-name="P4">Redação: Mariana da Rosa </text:p>
      <text:p text:style-name="P4">Coordenação: Marcelo Matusiak</text:p>
      <text:p text:style-name="P5"/>
      <text:p text:style-name="P6">Material promocional do FISL e logotipo em alta resolução e vetorial:</text:p>
      <text:p text:style-name="P10"><text:a xlink:type="simple" xlink:href="http://comunicacao.softwarelivre.org/fisl15"><text:span text:style-name="T1">http://comunicacao.softwarelivre.org/fisl15</text:span></text:a></text:p>
      <text:p text:style-name="P8"/>
      <text:p text:style-name="P7">Fotos em alta resolução da última edição do FISL:</text:p>
      <text:p text:style-name="P9"><text:a xlink:type="simple" xlink:href="https://www.flickr.com/photos/fisl14">https://www.flickr.com/photos/fisl14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8</meta:editing-cycles>
    <meta:creation-date>2014-04-30T13:39:00</meta:creation-date>
    <dc:date>2014-05-05T12:28:04.754130722</dc:date>
    <meta:editing-duration>PT14S</meta:editing-duration>
    <meta:generator>LibreOffice/4.1.3.2$Linux_x86 LibreOffice_project/410m0$Build-2</meta:generator>
    <meta:document-statistic meta:table-count="0" meta:image-count="0" meta:object-count="0" meta:page-count="2" meta:paragraph-count="21" meta:word-count="617" meta:character-count="4092" meta:non-whitespace-character-count="34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